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ailboxManagerProvider.getMailbox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ilboxManagerProvider.DefaultMailboxManagerProvider( final MailboxManager mailbox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